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aad8" officeooo:paragraph-rsid="001aaad8"/>
    </style:style>
    <style:style style:name="P2" style:family="paragraph" style:parent-style-name="Standard" style:list-style-name="L1">
      <style:text-properties officeooo:rsid="001ba0f7" officeooo:paragraph-rsid="001ba0f7"/>
    </style:style>
    <style:style style:name="P3" style:family="paragraph" style:parent-style-name="Standard" style:list-style-name="L1">
      <style:text-properties officeooo:rsid="001f0793" officeooo:paragraph-rsid="001f0793"/>
    </style:style>
    <style:style style:name="P4" style:family="paragraph" style:parent-style-name="Standard" style:list-style-name="L1">
      <style:text-properties officeooo:rsid="001dcc38" officeooo:paragraph-rsid="001dcc38"/>
    </style:style>
    <style:style style:name="P5" style:family="paragraph" style:parent-style-name="Standard" style:list-style-name="L1">
      <style:text-properties officeooo:rsid="001d40b3" officeooo:paragraph-rsid="001d40b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0883733414635032" text:style-name="L1">
        <text:list-item>
          <text:p text:style-name="P1">Sistem Mobil FSAE2018</text:p>
        </text:list-item>
        <text:list-item>
          <text:p text:style-name="P1">Rangkaian Sistem Traktif</text:p>
          <text:list>
            <text:list-item>
              <text:p text:style-name="P1">Rangkaian sistem traktif</text:p>
            </text:list-item>
            <text:list-item>
              <text:p text:style-name="P1">Fusing Diagram</text:p>
            </text:list-item>
          </text:list>
        </text:list-item>
        <text:list-item>
          <text:p text:style-name="P1">Shutdown System</text:p>
          <text:list>
            <text:list-item>
              <text:p text:style-name="P1">Rangkaian Sistem Shutdown</text:p>
            </text:list-item>
            <text:list-item>
              <text:p text:style-name="P1">Wiring</text:p>
            </text:list-item>
            <text:list-item>
              <text:p text:style-name="P1">IMD</text:p>
              <text:list>
                <text:list-item>
                  <text:p text:style-name="P1">IMD Spek</text:p>
                </text:list-item>
                <text:list-item>
                  <text:p text:style-name="P1">Interlok IMD Fault</text:p>
                </text:list-item>
                <text:list-item>
                  <text:p text:style-name="P1">IMD Indicator</text:p>
                </text:list-item>
                <text:list-item>
                  <text:p text:style-name="P1">Demonstrasi IMD</text:p>
                </text:list-item>
              </text:list>
            </text:list-item>
            <text:list-item>
              <text:p text:style-name="P1">BSPD</text:p>
              <text:list>
                <text:list-item>
                  <text:p text:style-name="P1">Sensor Arus BSPD</text:p>
                </text:list-item>
                <text:list-item>
                  <text:p text:style-name="P1">BSPD Setpoint</text:p>
                </text:list-item>
                <text:list-item>
                  <text:p text:style-name="P1">Rangkaian BSPD</text:p>
                </text:list-item>
                <text:list-item>
                  <text:p text:style-name="P1">Lokasi BSPD</text:p>
                </text:list-item>
                <text:list-item>
                  <text:p text:style-name="P1">Demonstrasi BSPD</text:p>
                </text:list-item>
              </text:list>
            </text:list-item>
            <text:list-item>
              <text:p text:style-name="P1">Battery Management System</text:p>
              <text:list>
                <text:list-item>
                  <text:p text:style-name="P1">BMS Fault</text:p>
                </text:list-item>
                <text:list-item>
                  <text:p text:style-name="P1">Interlock BMS Fault</text:p>
                </text:list-item>
                <text:list-item>
                  <text:p text:style-name="P1">Demonstrasi BMS</text:p>
                </text:list-item>
              </text:list>
            </text:list-item>
          </text:list>
        </text:list-item>
        <text:list-item>
          <text:p text:style-name="P1">Sistem Safety</text:p>
          <text:list>
            <text:list-item>
              <text:p text:style-name="P1">TSAL</text:p>
              <text:list>
                <text:list-item>
                  <text:p text:style-name="P1">Spek TSAL</text:p>
                </text:list-item>
                <text:list-item>
                  <text:p text:style-name="P1">Rangkaian TSAL</text:p>
                </text:list-item>
                <text:list-item>
                  <text:p text:style-name="P1">Lokasi TSAL</text:p>
                </text:list-item>
              </text:list>
            </text:list-item>
            <text:list-item>
              <text:p text:style-name="P1">Titik Pengukuran</text:p>
              <text:list>
                <text:list-item>
                  <text:p text:style-name="P1">Spek Titik Pengukuran</text:p>
                </text:list-item>
                <text:list-item>
                  <text:p text:style-name="P1">Lokasi Titik Pengukuran</text:p>
                </text:list-item>
                <text:list-item>
                  <text:p text:style-name="P1">Proteksi titik Pengukuran</text:p>
                </text:list-item>
                <text:list-item>
                  <text:p text:style-name="P1">Resistor proteksi Titik Pengukuran</text:p>
                </text:list-item>
                <text:list-item>
                  <text:p text:style-name="P1">Lokasi Resistor proteksi titik pengukuran</text:p>
                </text:list-item>
                <text:list-item>
                  <text:p text:style-name="P1">Demonstrasi TSMP</text:p>
                </text:list-item>
              </text:list>
            </text:list-item>
            <text:list-item>
              <text:p text:style-name="P1">HVD</text:p>
              <text:list>
                <text:list-item>
                  <text:p text:style-name="P1">Spek HVD</text:p>
                </text:list-item>
                <text:list-item>
                  <text:p text:style-name="P1">Lokasi HVD</text:p>
                </text:list-item>
                <text:list-item>
                  <text:p text:style-name="P1">HVD Koneksi</text:p>
                </text:list-item>
                <text:list-item>
                  <text:p text:style-name="P1">Demonstrasi HVD</text:p>
                </text:list-item>
              </text:list>
            </text:list-item>
            <text:list-item>
              <text:p text:style-name="P1">Rangkaian Discharge</text:p>
              <text:list>
                <text:list-item>
                  <text:p text:style-name="P1">Spek Komponen rangkaian Discharge</text:p>
                </text:list-item>
                <text:list-item>
                  <text:p text:style-name="P1">Lokasi Rangkaian Discharge</text:p>
                </text:list-item>
                <text:list-item>
                  <text:p text:style-name="P1">Kontrol Rangkaian Discharge</text:p>
                </text:list-item>
                <text:list-item>
                  <text:p text:style-name="P1">Demonstrasi Discharge</text:p>
                </text:list-item>
              </text:list>
            </text:list-item>
          </text:list>
        </text:list-item>
        <text:list-item>
          <text:p text:style-name="P1">Engine Control Unit</text:p>
          <text:list>
            <text:list-item>
              <text:p text:style-name="P1">Pedal Psaubillity System</text:p>
            </text:list-item>
            <text:list-item>
              <text:p text:style-name="P2">Ready to drive</text:p>
            </text:list-item>
            <text:list-item>
              <text:p text:style-name="P2">Motor Controller Drive</text:p>
            </text:list-item>
            <text:list-item>
              <text:p text:style-name="P2">Antarmuka komunikasi</text:p>
              <text:list>
                <text:list-item>
                  <text:p text:style-name="P3"><text:soft-page-break/>Protokol</text:p>
                </text:list-item>
              </text:list>
            </text:list-item>
          </text:list>
        </text:list-item>
        <text:list-item>
          <text:p text:style-name="P1">Akumulator</text:p>
          <text:list>
            <text:list-item>
              <text:p text:style-name="P1">Rangkaian Akumulator</text:p>
            </text:list-item>
            <text:list-item>
              <text:p text:style-name="P1">Cell</text:p>
              <text:list>
                <text:list-item>
                  <text:p text:style-name="P1">Spek Cell</text:p>
                </text:list-item>
                <text:list-item>
                  <text:p text:style-name="P1">Konfigurasi elektrik cell</text:p>
                </text:list-item>
                <text:list-item>
                  <text:p text:style-name="P1">Koneksi cell</text:p>
                </text:list-item>
                <text:list-item>
                  <text:p text:style-name="P1">koneksi cell</text:p>
                </text:list-item>
                <text:list-item>
                  <text:p text:style-name="P1">Proteksi overcurrent paralel cell</text:p>
                </text:list-item>
                <text:list-item>
                  <text:p text:style-name="P1">Cell Mounting</text:p>
                </text:list-item>
              </text:list>
            </text:list-item>
            <text:list-item>
              <text:p text:style-name="P1">Segments</text:p>
            </text:list-item>
            <text:list-item>
              <text:p text:style-name="P1">Rangkaian Precharge</text:p>
              <text:list>
                <text:list-item>
                  <text:p text:style-name="P4">spek Komponen rangkaian precharge</text:p>
                </text:list-item>
                <text:list-item>
                  <text:p text:style-name="P4">lokasi rangkaian precharge</text:p>
                </text:list-item>
                <text:list-item>
                  <text:p text:style-name="P4">kontrol rangkaian precharge</text:p>
                </text:list-item>
              </text:list>
            </text:list-item>
            <text:list-item>
              <text:p text:style-name="P1">BMS</text:p>
              <text:list>
                <text:list-item>
                  <text:p text:style-name="P4">spek BMS</text:p>
                </text:list-item>
                <text:list-item>
                  <text:p text:style-name="P4">Sensor Temperature</text:p>
                </text:list-item>
                <text:list-item>
                  <text:p text:style-name="P4">Lokasi sensor Temperature</text:p>
                </text:list-item>
                <text:list-item>
                  <text:p text:style-name="P4">Sensor tegangan BMS</text:p>
                </text:list-item>
                <text:list-item>
                  <text:p text:style-name="P4">Overcurrent sensor tegangan BMS</text:p>
                </text:list-item>
                <text:list-item>
                  <text:p text:style-name="P4">batasan BMS</text:p>
                </text:list-item>
                <text:list-item>
                  <text:p text:style-name="P4">Lokasi BMS</text:p>
                </text:list-item>
              </text:list>
            </text:list-item>
            <text:list-item>
              <text:p text:style-name="P1">AIR</text:p>
              <text:list>
                <text:list-item>
                  <text:p text:style-name="P1">Spek AIR</text:p>
                </text:list-item>
              </text:list>
            </text:list-item>
            <text:list-item>
              <text:p text:style-name="P1"><text:s/>Indikator akumulator</text:p>
              <text:list>
                <text:list-item>
                  <text:p text:style-name="P1">Rangkaian indikator akumulator</text:p>
                </text:list-item>
              </text:list>
            </text:list-item>
            <text:list-item>
              <text:p text:style-name="P1">Mechanical</text:p>
              <text:list>
                <text:list-item>
                  <text:p text:style-name="P1">Enclosure akumulator</text:p>
                </text:list-item>
                <text:list-item>
                  <text:p text:style-name="P1">Seperasi AIR dan fuse</text:p>
                </text:list-item>
              </text:list>
            </text:list-item>
            <text:list-item>
              <text:p text:style-name="P1">Charging</text:p>
              <text:list>
                <text:list-item>
                  <text:p text:style-name="P1">Spek Charging</text:p>
                </text:list-item>
                <text:list-item>
                  <text:p text:style-name="P1">Sistem Shutdown Charging</text:p>
                </text:list-item>
                <text:list-item>
                  <text:p text:style-name="P1">rangkaian Charging sistem traktif</text:p>
                </text:list-item>
                <text:list-item>
                  <text:p text:style-name="P1">Koneksi interlock Charger</text:p>
                </text:list-item>
                <text:list-item>
                  <text:p text:style-name="P1">Kontrol charger</text:p>
                </text:list-item>
                <text:list-item>
                  <text:p text:style-name="P1">Demonstrasi charger</text:p>
                </text:list-item>
              </text:list>
            </text:list-item>
          </text:list>
        </text:list-item>
        <text:list-item>
          <text:p text:style-name="P1">Motor Controller</text:p>
        </text:list-item>
        <text:list-item>
          <text:p text:style-name="P5">Power Distribution Module</text:p>
          <text:list>
            <text:list-item>
              <text:p text:style-name="P5">Rangkaian PDM</text:p>
            </text:list-item>
            <text:list-item>
              <text:p text:style-name="P5">Distribusi Daya</text:p>
            </text:list-item>
            <text:list-item>
              <text:p text:style-name="P5">Demonstrasi PDM</text:p>
            </text:list-item>
          </text:list>
        </text:list-item>
        <text:list-item>
          <text:p text:style-name="P3">Pengkabelan</text:p>
          <text:list>
            <text:list-item>
              <text:p text:style-name="P3"/>
            </text:list-item>
          </text:list>
        </text:list-item>
        <text:list-item>
          <text:p text:style-name="P5">Firewall</text:p>
          <text:list>
            <text:list-item>
              <text:p text:style-name="P5">Firewall Layer Specifications</text:p>
            </text:list-item>
            <text:list-item>
              <text:p text:style-name="P5">Lokasi Firewall</text:p>
            </text:list-item>
          </text:list>
        </text:list-item>
        <text:list-item>
          <text:p text:style-name="P4">LAMPIRAN</text:p>
          <text:list>
            <text:list-item>
              <text:p text:style-name="P4">Rangkaian </text:p>
            </text:list-item>
            <text:list-item>
              <text:p text:style-name="P4"><text:soft-page-break/>Rumus</text:p>
            </text:list-item>
            <text:list-item>
              <text:p text:style-name="P4">Datasheet</text:p>
            </text:list-item>
            <text:list-item>
              <text:p text:style-name="P4">Dokumentasi Gambar Penunja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7:44:02.315000000</meta:creation-date>
    <meta:generator>LibreOffice/5.1.1.3$Windows_x86 LibreOffice_project/89f508ef3ecebd2cfb8e1def0f0ba9a803b88a6d</meta:generator>
    <dc:date>2019-06-19T22:10:36.663000000</dc:date>
    <meta:editing-duration>PT3H37M44S</meta:editing-duration>
    <meta:editing-cycles>3</meta:editing-cycles>
    <meta:document-statistic meta:table-count="0" meta:image-count="0" meta:object-count="0" meta:page-count="3" meta:paragraph-count="101" meta:word-count="327" meta:character-count="2271" meta:non-whitespace-character-count="1941"/>
  </office:meta>
</office:document-meta>
</file>